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13.72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8.571cm"/>
    </style:style>
    <style:style style:name="co5" style:family="table-column">
      <style:table-column-properties fo:break-before="auto" style:column-width="2.018cm"/>
    </style:style>
    <style:style style:name="co6" style:family="table-column">
      <style:table-column-properties fo:break-before="auto" style:column-width="2.88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9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map style:condition="cell-content()=OR(OFFSET([.A2],MAX(ROW([.A$2])-ROW([.A2])+3)0,MIN(ROW([.A2])-ROW([.A$2])+1.4)0.1)-OFFSET([.A2],MAX(ROW([.$A$2])-ROW([.A2]),-3)0,MIN(ROW([.A2])-ROW([.A$2])+1.4)0.1)=3)" style:apply-style-name="Default" style:base-cell-address="EXPORT.A1"/>
    </style:style>
    <style:style style:name="ce5" style:family="table-cell" style:parent-style-name="Default">
      <style:table-cell-properties fo:background-color="#ff3333" fo:wrap-option="wrap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</office:automatic-styles>
  <office:body>
    <office:spreadsheet>
      <table:table table:name="EXPORT" table:style-name="ta1" table:print="false">
        <table:table-column table:style-name="co1" table:number-columns-repeated="5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1" table:number-columns-repeated="1004" table:default-cell-style-name="ce2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WorkTypeName">
            <text:p>WorkType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HelpText">
            <text:p>HelpText</text:p>
          </table:table-cell>
          <table:table-cell table:style-name="ce1" table:formula="of:=[HumanReadable.E1]" office:value-type="string" office:string-value="StatImportances">
            <text:p>StatImportances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HarvestTree">
            <text:p>HarvestTree</text:p>
          </table:table-cell>
          <table:table-cell table:style-name="ce1" table:formula="of:=[HumanReadable.B2]" office:value-type="string" office:string-value="HarvestTree">
            <text:p>HarvestTree</text:p>
          </table:table-cell>
          <table:table-cell table:style-name="ce1" table:formula="of:=[HumanReadable.C2]" office:value-type="string" office:string-value="Cut down a Tree">
            <text:p>Cut down a Tree</text:p>
          </table:table-cell>
          <table:table-cell table:style-name="ce1" table:formula="of:=[HumanReadable.D2]" office:value-type="string" office:string-value="Lumberjack whacks a tree until it falls">
            <text:p>Lumberjack whacks a tree until it falls</text:p>
          </table:table-cell>
          <table:table-cell table:style-name="ce1" table:formula="of:=INDIRECT(  ADDRESS(   MATCH([HumanReadable.$E2];[StatImportances.$A$1:.$A$500];0);   MATCH(&quot;Importances&quot;;[StatImportances.$A$1:.$H$1];0);    1;1;&quot;StatImportances&quot;  ) )" office:value-type="string" office:string-value="((StatName=Strength, StatImportance=100),(StatName=Constitution, StatImportance=80),(StatName=Wisdom, StatImportance=40),(StatName=PlantSkill, StatImportance=50))">
            <text:p>((StatName=Strength, StatImportance=100),(StatName=Constitution, StatImportance=80),(StatName=Wisdom, StatImportance=40),(StatName=PlantSkill, StatImportance=5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3]);&quot;&quot;;[HumanReadable.A3])" office:value-type="string" office:string-value="PolishLog">
            <text:p>PolishLog</text:p>
          </table:table-cell>
          <table:table-cell table:style-name="ce1" table:formula="of:=[HumanReadable.B3]" office:value-type="string" office:string-value="PolishLog">
            <text:p>PolishLog</text:p>
          </table:table-cell>
          <table:table-cell table:style-name="ce1" table:formula="of:=[HumanReadable.C3]" office:value-type="string" office:string-value="Debranch a Tree">
            <text:p>Debranch a Tree</text:p>
          </table:table-cell>
          <table:table-cell table:style-name="ce1" table:formula="of:=[HumanReadable.D3]" office:value-type="string" office:string-value="Lumberjack janks on a tree until it's clean">
            <text:p>Lumberjack janks on a tree until it's clean</text:p>
          </table:table-cell>
          <table:table-cell table:style-name="ce1" table:formula="of:=INDIRECT(  ADDRESS(   MATCH([HumanReadable.$E3];[StatImportances.$A$1:.$A$500];0);   MATCH(&quot;Importances&quot;;[StatImportances.$A$1:.$H$1];0);    1;1;&quot;StatImportances&quot;  ) )" office:value-type="string" office:string-value="((StatName=Strength, StatImportance=70),(StatName=Dexterity, StatImportance=70),(StatName=Constitution, StatImportance=50),(StatName=PlantSkill, StatImportance=50))">
            <text:p>((StatName=Strength, StatImportance=70),(StatName=Dexterity, StatImportance=70),(StatName=Constitution, StatImportance=50),(StatName=PlantSkill, StatImportance=5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4]);&quot;&quot;;[HumanReadable.A4])" office:value-type="string" office:string-value="SawLog">
            <text:p>SawLog</text:p>
          </table:table-cell>
          <table:table-cell table:style-name="ce1" table:formula="of:=[HumanReadable.B4]" office:value-type="string" office:string-value="SawLog">
            <text:p>SawLog</text:p>
          </table:table-cell>
          <table:table-cell table:style-name="ce1" table:formula="of:=[HumanReadable.C4]" office:value-type="string" office:string-value="Saw a Log">
            <text:p>Saw a Log</text:p>
          </table:table-cell>
          <table:table-cell table:style-name="ce1" table:formula="of:=[HumanReadable.D4]" office:value-type="string" office:string-value="Sawmiller sawmills the log">
            <text:p>Sawmiller sawmills the log</text:p>
          </table:table-cell>
          <table:table-cell table:style-name="ce1" table:formula="of:=INDIRECT(  ADDRESS(   MATCH([HumanReadable.$E4];[StatImportances.$A$1:.$A$500];0);   MATCH(&quot;Importances&quot;;[StatImportances.$A$1:.$H$1];0);    1;1;&quot;StatImportances&quot;  ) )" office:value-type="string" office:string-value="((StatName=Strength, StatImportance=70),(StatName=Dexterity, StatImportance=70),(StatName=Constitution, StatImportance=50),(StatName=PlantSkill, StatImportance=25))">
            <text:p>((StatName=Strength, StatImportance=70),(StatName=Dexterity, StatImportance=70),(StatName=Constitution, StatImportance=50),(StatName=PlantSkill, StatImportance=25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5]);&quot;&quot;;[HumanReadable.A5])" office:value-type="string" office:string-value="PlantTree">
            <text:p>PlantTree</text:p>
          </table:table-cell>
          <table:table-cell table:style-name="ce1" table:formula="of:=[HumanReadable.B5]" office:value-type="string" office:string-value="PlantTree">
            <text:p>PlantTree</text:p>
          </table:table-cell>
          <table:table-cell table:style-name="ce1" table:formula="of:=[HumanReadable.C5]" office:value-type="string" office:string-value="Plant a Sapling">
            <text:p>Plant a Sapling</text:p>
          </table:table-cell>
          <table:table-cell table:style-name="ce1" table:formula="of:=[HumanReadable.D5]" office:value-type="string" office:string-value="Forester sticks a stick into the ground">
            <text:p>Forester sticks a stick into the ground</text:p>
          </table:table-cell>
          <table:table-cell table:style-name="ce1" table:formula="of:=INDIRECT(  ADDRESS(   MATCH([HumanReadable.$E5];[StatImportances.$A$1:.$A$500];0);   MATCH(&quot;Importances&quot;;[StatImportances.$A$1:.$H$1];0);    1;1;&quot;StatImportances&quot;  ) )" office:value-type="string" office:string-value="((StatName=Dexterity, StatImportance=100),(StatName=Intelligence, StatImportance=50),(StatName=Wisdom, StatImportance=50),(StatName=PlantSkill, StatImportance=100))">
            <text:p>((StatName=Dexterity, StatImportance=100),(StatName=Intelligence, StatImportance=50),(StatName=Wisdom, StatImportance=50),(StatName=PlantSkill, StatImportance=10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6]);&quot;&quot;;[HumanReadable.A6])" office:value-type="string" office:string-value="PlantWheat">
            <text:p>PlantWheat</text:p>
          </table:table-cell>
          <table:table-cell table:style-name="ce1" table:formula="of:=[HumanReadable.B6]" office:value-type="string" office:string-value="PlantWheat">
            <text:p>PlantWheat</text:p>
          </table:table-cell>
          <table:table-cell table:style-name="ce1" table:formula="of:=[HumanReadable.C6]" office:value-type="string" office:string-value="Plant Seeds">
            <text:p>Plant Seeds</text:p>
          </table:table-cell>
          <table:table-cell table:style-name="ce1" table:formula="of:=[HumanReadable.D6]" office:value-type="string" office:string-value="Farmer throws some stones around">
            <text:p>Farmer throws some stones around</text:p>
          </table:table-cell>
          <table:table-cell table:style-name="ce1" table:formula="of:=INDIRECT(  ADDRESS(   MATCH([HumanReadable.$E6];[StatImportances.$A$1:.$A$500];0);   MATCH(&quot;Importances&quot;;[StatImportances.$A$1:.$H$1];0);    1;1;&quot;StatImportances&quot;  ) )" office:value-type="string" office:string-value="((StatName=Dexterity, StatImportance=60),(StatName=Constitution, StatImportance=40),(StatName=Intelligence, StatImportance=50),(StatName=Wisdom, StatImportance=50),(StatName=PlantSkill, StatImportance=100))">
            <text:p>((StatName=Dexterity, StatImportance=60),(StatName=Constitution, StatImportance=40),(StatName=Intelligence, StatImportance=50),(StatName=Wisdom, StatImportance=50),(StatName=PlantSkill, StatImportance=10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7]);&quot;&quot;;[HumanReadable.A7])" office:value-type="string" office:string-value="HarvestWheat">
            <text:p>HarvestWheat</text:p>
          </table:table-cell>
          <table:table-cell table:style-name="ce1" table:formula="of:=[HumanReadable.B7]" office:value-type="string" office:string-value="HarvestWheat">
            <text:p>HarvestWheat</text:p>
          </table:table-cell>
          <table:table-cell table:style-name="ce1" table:formula="of:=[HumanReadable.C7]" office:value-type="string" office:string-value="Harvest Wheat">
            <text:p>Harvest Wheat</text:p>
          </table:table-cell>
          <table:table-cell table:style-name="ce1" table:formula="of:=[HumanReadable.D7]" office:value-type="string" office:string-value="Farmer cuts some Gold">
            <text:p>Farmer cuts some Gold</text:p>
          </table:table-cell>
          <table:table-cell table:style-name="ce1" table:formula="of:=INDIRECT(  ADDRESS(   MATCH([HumanReadable.$E7];[StatImportances.$A$1:.$A$500];0);   MATCH(&quot;Importances&quot;;[StatImportances.$A$1:.$H$1];0);    1;1;&quot;StatImportances&quot;  ) )" office:value-type="string" office:string-value="((StatName=Dexterity, StatImportance=80),(StatName=Constitution, StatImportance=40),(StatName=PlantSkill, StatImportance=75))">
            <text:p>((StatName=Dexterity, StatImportance=80),(StatName=Constitution, StatImportance=40),(StatName=PlantSkill, StatImportance=75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8]);&quot;&quot;;[HumanReadable.A8])" office:value-type="string" office:string-value="PolishWheat">
            <text:p>PolishWheat</text:p>
          </table:table-cell>
          <table:table-cell table:style-name="ce1" table:formula="of:=[HumanReadable.B8]" office:value-type="string" office:string-value="PolishWheat">
            <text:p>PolishWheat</text:p>
          </table:table-cell>
          <table:table-cell table:style-name="ce1" table:formula="of:=[HumanReadable.C8]" office:value-type="string" office:string-value="Thresh Wheat">
            <text:p>Thresh Wheat</text:p>
          </table:table-cell>
          <table:table-cell table:style-name="ce1" table:formula="of:=[HumanReadable.D8]" office:value-type="string" office:string-value="Farmer violates some Wheat">
            <text:p>Farmer violates some Wheat</text:p>
          </table:table-cell>
          <table:table-cell table:style-name="ce1" table:formula="of:=INDIRECT(  ADDRESS(   MATCH([HumanReadable.$E8];[StatImportances.$A$1:.$A$500];0);   MATCH(&quot;Importances&quot;;[StatImportances.$A$1:.$H$1];0);    1;1;&quot;StatImportances&quot;  ) )" office:value-type="string" office:string-value="((StatName=Strength, StatImportance=80),(StatName=Dexterity, StatImportance=30),(StatName=Constitution, StatImportance=80))">
            <text:p>((StatName=Strength, StatImportance=80),(StatName=Dexterity, StatImportance=30),(StatName=Constitution, StatImportance=8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9]);&quot;&quot;;[HumanReadable.A9])" office:value-type="string" office:string-value="HarvestStone">
            <text:p>HarvestStone</text:p>
          </table:table-cell>
          <table:table-cell table:style-name="ce1" table:formula="of:=[HumanReadable.B9]" office:value-type="string" office:string-value="HarvestStone">
            <text:p>HarvestStone</text:p>
          </table:table-cell>
          <table:table-cell table:style-name="ce1" table:formula="of:=[HumanReadable.C9]" office:value-type="string" office:string-value="Mine Stone">
            <text:p>Mine Stone</text:p>
          </table:table-cell>
          <table:table-cell table:style-name="ce1" table:formula="of:=[HumanReadable.D9]" office:value-type="string" office:string-value="Mason hits a mountain">
            <text:p>Mason hits a mountain</text:p>
          </table:table-cell>
          <table:table-cell table:style-name="ce1" table:formula="of:=INDIRECT(  ADDRESS(   MATCH([HumanReadable.$E9];[StatImportances.$A$1:.$A$500];0);   MATCH(&quot;Importances&quot;;[StatImportances.$A$1:.$H$1];0);    1;1;&quot;StatImportances&quot;  ) )" office:value-type="string" office:string-value="((StatName=Strength, StatImportance=100),(StatName=Constitution, StatImportance=90),(StatName=StoneSkill, StatImportance=80))">
            <text:p>((StatName=Strength, StatImportance=100),(StatName=Constitution, StatImportance=90),(StatName=StoneSkill, StatImportance=8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10]);&quot;&quot;;[HumanReadable.A10])" office:value-type="string" office:string-value="PolishStone">
            <text:p>PolishStone</text:p>
          </table:table-cell>
          <table:table-cell table:style-name="ce1" table:formula="of:=[HumanReadable.B10]" office:value-type="string" office:string-value="PolishStone">
            <text:p>PolishStone</text:p>
          </table:table-cell>
          <table:table-cell table:style-name="ce1" table:formula="of:=[HumanReadable.C10]" office:value-type="string" office:string-value="Cut Stone">
            <text:p>Cut Stone</text:p>
          </table:table-cell>
          <table:table-cell table:style-name="ce1" table:formula="of:=[HumanReadable.D10]" office:value-type="string" office:string-value="Mason hits a tiny mountain">
            <text:p>Mason hits a tiny mountain</text:p>
          </table:table-cell>
          <table:table-cell table:style-name="ce1" table:formula="of:=INDIRECT(  ADDRESS(   MATCH([HumanReadable.$E10];[StatImportances.$A$1:.$A$500];0);   MATCH(&quot;Importances&quot;;[StatImportances.$A$1:.$H$1];0);    1;1;&quot;StatImportances&quot;  ) )" office:value-type="string" office:string-value="((StatName=Strength, StatImportance=50),(StatName=Dexterity, StatImportance=75),(StatName=Intelligence, StatImportance=50),(StatName=StoneSkill, StatImportance=100))">
            <text:p>((StatName=Strength, StatImportance=50),(StatName=Dexterity, StatImportance=75),(StatName=Intelligence, StatImportance=50),(StatName=StoneSkill, StatImportance=10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11]);&quot;&quot;;[HumanReadable.A11])" office:value-type="string" office:string-value="MintCoins">
            <text:p>MintCoins</text:p>
          </table:table-cell>
          <table:table-cell table:style-name="ce1" table:formula="of:=[HumanReadable.B11]" office:value-type="string" office:string-value="MintCoins">
            <text:p>MintCoins</text:p>
          </table:table-cell>
          <table:table-cell table:style-name="ce1" table:formula="of:=[HumanReadable.C11]" office:value-type="string" office:string-value="Mint Coins">
            <text:p>Mint Coins</text:p>
          </table:table-cell>
          <table:table-cell table:style-name="ce1" table:formula="of:=[HumanReadable.D11]" office:value-type="string" office:string-value="Magician turns Gold into Gold">
            <text:p>Magician turns Gold into Gold</text:p>
          </table:table-cell>
          <table:table-cell table:style-name="ce1" table:formula="of:=INDIRECT(  ADDRESS(   MATCH([HumanReadable.$E11];[StatImportances.$A$1:.$A$500];0);   MATCH(&quot;Importances&quot;;[StatImportances.$A$1:.$H$1];0);    1;1;&quot;StatImportances&quot;  ) )" office:value-type="string" office:string-value="((StatName=Dexterity, StatImportance=80),(StatName=Constitution, StatImportance=60),(StatName=Intelligence, StatImportance=100),(StatName=MetalSkill, StatImportance=100))">
            <text:p>((StatName=Dexterity, StatImportance=80),(StatName=Constitution, StatImportance=60),(StatName=Intelligence, StatImportance=100),(StatName=MetalSkill, StatImportance=10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12]);&quot;&quot;;[HumanReadable.A12])" office:value-type="string" office:string-value="SmeltIron">
            <text:p>SmeltIron</text:p>
          </table:table-cell>
          <table:table-cell table:style-name="ce1" table:formula="of:=[HumanReadable.B12]" office:value-type="string" office:string-value="SmeltIron">
            <text:p>SmeltIron</text:p>
          </table:table-cell>
          <table:table-cell table:style-name="ce1" table:formula="of:=[HumanReadable.C12]" office:value-type="string" office:string-value="Smelt Iron bars">
            <text:p>Smelt Iron bars</text:p>
          </table:table-cell>
          <table:table-cell table:style-name="ce1" table:formula="of:=[HumanReadable.D12]" office:value-type="string" office:string-value="Smelter melts iron into bars">
            <text:p>Smelter melts iron into bars</text:p>
          </table:table-cell>
          <table:table-cell table:style-name="ce1" table:formula="of:=INDIRECT(  ADDRESS(   MATCH([HumanReadable.$E12];[StatImportances.$A$1:.$A$500];0);   MATCH(&quot;Importances&quot;;[StatImportances.$A$1:.$H$1];0);    1;1;&quot;StatImportances&quot;  ) )" office:value-type="string" office:string-value="((StatName=Dexterity, StatImportance=80),(StatName=Constitution, StatImportance=60),(StatName=Intelligence, StatImportance=80),(StatName=MetalSkill, StatImportance=100))">
            <text:p>((StatName=Dexterity, StatImportance=80),(StatName=Constitution, StatImportance=60),(StatName=Intelligence, StatImportance=80),(StatName=MetalSkill, StatImportance=100))</text:p>
          </table:table-cell>
          <table:table-cell table:number-columns-repeated="15"/>
          <table:table-cell table:style-name="Default" table:number-columns-repeated="4"/>
          <table:table-cell table:number-columns-repeated="1000"/>
        </table:table-row>
        <table:table-row table:style-name="ro1">
          <table:table-cell table:style-name="ce1" table:formula="of:=IF(ISBLANK([HumanReadable.A13]);&quot;&quot;;[HumanReadable.A13])">
            <text:p/>
          </table:table-cell>
          <table:table-cell table:style-name="ce1" table:formula="of:=[HumanReadable.B13]" office:value-type="float" office:value="0">
            <text:p>0</text:p>
          </table:table-cell>
          <table:table-cell table:style-name="ce1" table:formula="of:=[HumanReadable.C13]" office:value-type="float" office:value="0">
            <text:p>0</text:p>
          </table:table-cell>
          <table:table-cell table:style-name="ce1" table:formula="of:=[HumanReadable.D13]" office:value-type="float" office:value="0">
            <text:p>0</text:p>
          </table:table-cell>
          <table:table-cell table:style-name="ce1" table:formula="of:=INDIRECT(  ADDRESS(   MATCH([HumanReadable.$E13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INDIRECT(  ADDRESS(   MATCH([HumanReadable.$E14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INDIRECT(  ADDRESS(   MATCH([HumanReadable.$E15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6]);&quot;&quot;;[HumanReadable.A16])">
            <text:p/>
          </table:table-cell>
          <table:table-cell table:style-name="ce1" table:formula="of:=[HumanReadable.B16]" office:value-type="float" office:value="0">
            <text:p>0</text:p>
          </table:table-cell>
          <table:table-cell table:style-name="ce1" table:formula="of:=[HumanReadable.C16]" office:value-type="float" office:value="0">
            <text:p>0</text:p>
          </table:table-cell>
          <table:table-cell table:style-name="ce1" table:formula="of:=[HumanReadable.D16]" office:value-type="float" office:value="0">
            <text:p>0</text:p>
          </table:table-cell>
          <table:table-cell table:style-name="ce1" table:formula="of:=INDIRECT(  ADDRESS(   MATCH([HumanReadable.$E16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7]);&quot;&quot;;[HumanReadable.A17])">
            <text:p/>
          </table:table-cell>
          <table:table-cell table:style-name="ce1" table:formula="of:=[HumanReadable.B17]" office:value-type="float" office:value="0">
            <text:p>0</text:p>
          </table:table-cell>
          <table:table-cell table:style-name="ce1" table:formula="of:=[HumanReadable.C17]" office:value-type="float" office:value="0">
            <text:p>0</text:p>
          </table:table-cell>
          <table:table-cell table:style-name="ce1" table:formula="of:=[HumanReadable.D17]" office:value-type="float" office:value="0">
            <text:p>0</text:p>
          </table:table-cell>
          <table:table-cell table:style-name="ce1" table:formula="of:=INDIRECT(  ADDRESS(   MATCH([HumanReadable.$E17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8]);&quot;&quot;;[HumanReadable.A18])">
            <text:p/>
          </table:table-cell>
          <table:table-cell table:style-name="ce1" table:formula="of:=[HumanReadable.B18]" office:value-type="float" office:value="0">
            <text:p>0</text:p>
          </table:table-cell>
          <table:table-cell table:style-name="ce1" table:formula="of:=[HumanReadable.C18]" office:value-type="float" office:value="0">
            <text:p>0</text:p>
          </table:table-cell>
          <table:table-cell table:style-name="ce1" table:formula="of:=[HumanReadable.D18]" office:value-type="float" office:value="0">
            <text:p>0</text:p>
          </table:table-cell>
          <table:table-cell table:style-name="ce1" table:formula="of:=INDIRECT(  ADDRESS(   MATCH([HumanReadable.$E18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5"/>
          <table:table-cell table:style-name="Default" table:number-columns-repeated="1004"/>
        </table:table-row>
        <table:table-row table:style-name="ro1">
          <table:table-cell table:style-name="ce1" table:formula="of:=IF(ISBLANK([HumanReadable.A19]);&quot;&quot;;[HumanReadable.A19])">
            <text:p/>
          </table:table-cell>
          <table:table-cell table:style-name="ce1" table:formula="of:=[HumanReadable.B19]" office:value-type="float" office:value="0">
            <text:p>0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0">
            <text:p>0</text:p>
          </table:table-cell>
          <table:table-cell table:style-name="ce1" table:formula="of:=INDIRECT(  ADDRESS(   MATCH([HumanReadable.$E19];[StatImportances.$A$1:.$A$500];0);   MATCH(&quot;Importances&quot;;[StatImportances.$A$1:.$H$1];0);    1;1;&quot;StatImportances&quot;  ) )" office:value-type="float" office:value="0">
            <text:p>#N/A</text:p>
          </table:table-cell>
          <table:table-cell table:number-columns-repeated="15"/>
          <table:table-cell table:style-name="Default" table:number-columns-repeated="1004"/>
        </table:table-row>
        <table:table-row table:style-name="ro1" table:number-rows-repeated="29">
          <table:table-cell table:style-name="Default" table:number-columns-repeated="5"/>
          <table:table-cell table:number-columns-repeated="15"/>
          <table:table-cell table:style-name="Default" table:number-columns-repeated="1004"/>
        </table:table-row>
        <table:table-row table:style-name="ro1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WorkTypeName</text:p>
          </table:table-cell>
          <table:table-cell office:value-type="string">
            <text:p>DisplayName</text:p>
          </table:table-cell>
          <table:table-cell office:value-type="string">
            <text:p>HelpText</text:p>
          </table:table-cell>
          <table:table-cell office:value-type="string">
            <text:p>StatImportances</text:p>
          </table:table-cell>
          <table:table-cell table:number-columns-repeated="1019"/>
        </table:table-row>
        <table:table-row table:style-name="ro1">
          <table:table-cell office:value-type="string">
            <text:p>HarvestTree</text:p>
          </table:table-cell>
          <table:table-cell table:style-name="ce1" table:formula="of:=[.A2]" office:value-type="string" office:string-value="HarvestTree">
            <text:p>HarvestTree</text:p>
          </table:table-cell>
          <table:table-cell office:value-type="string">
            <text:p>Cut down a Tree</text:p>
          </table:table-cell>
          <table:table-cell office:value-type="string">
            <text:p>Lumberjack whacks a tree until it falls</text:p>
          </table:table-cell>
          <table:table-cell table:style-name="ce1" table:formula="of:=[.A2]" office:value-type="string" office:string-value="HarvestTree">
            <text:p>HarvestTree</text:p>
          </table:table-cell>
          <table:table-cell table:number-columns-repeated="1019"/>
        </table:table-row>
        <table:table-row table:style-name="ro1">
          <table:table-cell office:value-type="string">
            <text:p>PolishLog</text:p>
          </table:table-cell>
          <table:table-cell table:style-name="ce1" table:formula="of:=[.A3]" office:value-type="string" office:string-value="PolishLog">
            <text:p>PolishLog</text:p>
          </table:table-cell>
          <table:table-cell office:value-type="string">
            <text:p>Debranch a Tree</text:p>
          </table:table-cell>
          <table:table-cell office:value-type="string">
            <text:p>Lumberjack janks on a tree until it's clean</text:p>
          </table:table-cell>
          <table:table-cell table:style-name="ce1" table:formula="of:=[.A3]" office:value-type="string" office:string-value="PolishLog">
            <text:p>PolishLog</text:p>
          </table:table-cell>
          <table:table-cell table:number-columns-repeated="1019"/>
        </table:table-row>
        <table:table-row table:style-name="ro1">
          <table:table-cell office:value-type="string">
            <text:p>SawLog</text:p>
          </table:table-cell>
          <table:table-cell table:style-name="ce1" table:formula="of:=[.A4]" office:value-type="string" office:string-value="SawLog">
            <text:p>SawLog</text:p>
          </table:table-cell>
          <table:table-cell office:value-type="string">
            <text:p>Saw a Log</text:p>
          </table:table-cell>
          <table:table-cell office:value-type="string">
            <text:p>Sawmiller sawmills the log</text:p>
          </table:table-cell>
          <table:table-cell table:style-name="ce1" table:formula="of:=[.A4]" office:value-type="string" office:string-value="SawLog">
            <text:p>SawLog</text:p>
          </table:table-cell>
          <table:table-cell table:number-columns-repeated="1019"/>
        </table:table-row>
        <table:table-row table:style-name="ro1">
          <table:table-cell office:value-type="string">
            <text:p>PlantTree</text:p>
          </table:table-cell>
          <table:table-cell table:style-name="ce1" table:formula="of:=[.A5]" office:value-type="string" office:string-value="PlantTree">
            <text:p>PlantTree</text:p>
          </table:table-cell>
          <table:table-cell office:value-type="string">
            <text:p>Plant a Sapling</text:p>
          </table:table-cell>
          <table:table-cell office:value-type="string">
            <text:p>Forester sticks a stick into the ground</text:p>
          </table:table-cell>
          <table:table-cell table:style-name="ce1" table:formula="of:=[.A5]" office:value-type="string" office:string-value="PlantTree">
            <text:p>PlantTree</text:p>
          </table:table-cell>
          <table:table-cell table:number-columns-repeated="1019"/>
        </table:table-row>
        <table:table-row table:style-name="ro1">
          <table:table-cell office:value-type="string">
            <text:p>PlantWheat</text:p>
          </table:table-cell>
          <table:table-cell table:style-name="ce1" table:formula="of:=[.A6]" office:value-type="string" office:string-value="PlantWheat">
            <text:p>PlantWheat</text:p>
          </table:table-cell>
          <table:table-cell office:value-type="string">
            <text:p>Plant Seeds</text:p>
          </table:table-cell>
          <table:table-cell office:value-type="string">
            <text:p>Farmer throws some stones around</text:p>
          </table:table-cell>
          <table:table-cell table:style-name="ce1" table:formula="of:=[.A6]" office:value-type="string" office:string-value="PlantWheat">
            <text:p>PlantWheat</text:p>
          </table:table-cell>
          <table:table-cell table:number-columns-repeated="1019"/>
        </table:table-row>
        <table:table-row table:style-name="ro1">
          <table:table-cell office:value-type="string">
            <text:p>HarvestWheat</text:p>
          </table:table-cell>
          <table:table-cell table:style-name="ce1" table:formula="of:=[.A7]" office:value-type="string" office:string-value="HarvestWheat">
            <text:p>HarvestWheat</text:p>
          </table:table-cell>
          <table:table-cell office:value-type="string">
            <text:p>Harvest Wheat</text:p>
          </table:table-cell>
          <table:table-cell office:value-type="string">
            <text:p>Farmer cuts some Gold</text:p>
          </table:table-cell>
          <table:table-cell table:style-name="ce1" table:formula="of:=[.A7]" office:value-type="string" office:string-value="HarvestWheat">
            <text:p>HarvestWheat</text:p>
          </table:table-cell>
          <table:table-cell table:number-columns-repeated="1019"/>
        </table:table-row>
        <table:table-row table:style-name="ro1">
          <table:table-cell office:value-type="string">
            <text:p>PolishWheat</text:p>
          </table:table-cell>
          <table:table-cell table:style-name="ce1" table:formula="of:=[.A8]" office:value-type="string" office:string-value="PolishWheat">
            <text:p>PolishWheat</text:p>
          </table:table-cell>
          <table:table-cell office:value-type="string">
            <text:p>Thresh Wheat</text:p>
          </table:table-cell>
          <table:table-cell office:value-type="string">
            <text:p>Farmer violates some Wheat</text:p>
          </table:table-cell>
          <table:table-cell table:style-name="ce1" table:formula="of:=[.A8]" office:value-type="string" office:string-value="PolishWheat">
            <text:p>PolishWheat</text:p>
          </table:table-cell>
          <table:table-cell table:number-columns-repeated="1019"/>
        </table:table-row>
        <table:table-row table:style-name="ro1">
          <table:table-cell office:value-type="string">
            <text:p>HarvestStone</text:p>
          </table:table-cell>
          <table:table-cell table:style-name="ce1" table:formula="of:=[.A9]" office:value-type="string" office:string-value="HarvestStone">
            <text:p>HarvestStone</text:p>
          </table:table-cell>
          <table:table-cell office:value-type="string">
            <text:p>Mine Stone</text:p>
          </table:table-cell>
          <table:table-cell office:value-type="string">
            <text:p>Mason hits a mountain</text:p>
          </table:table-cell>
          <table:table-cell table:style-name="ce1" table:formula="of:=[.A9]" office:value-type="string" office:string-value="HarvestStone">
            <text:p>HarvestStone</text:p>
          </table:table-cell>
          <table:table-cell table:number-columns-repeated="1019"/>
        </table:table-row>
        <table:table-row table:style-name="ro1">
          <table:table-cell office:value-type="string">
            <text:p>PolishStone</text:p>
          </table:table-cell>
          <table:table-cell table:style-name="ce1" table:formula="of:=[.A10]" office:value-type="string" office:string-value="PolishStone">
            <text:p>PolishStone</text:p>
          </table:table-cell>
          <table:table-cell office:value-type="string">
            <text:p>Cut Stone</text:p>
          </table:table-cell>
          <table:table-cell office:value-type="string">
            <text:p>Mason hits a tiny mountain</text:p>
          </table:table-cell>
          <table:table-cell table:style-name="ce1" table:formula="of:=[.A10]" office:value-type="string" office:string-value="PolishStone">
            <text:p>PolishStone</text:p>
          </table:table-cell>
          <table:table-cell table:number-columns-repeated="1019"/>
        </table:table-row>
        <table:table-row table:style-name="ro1">
          <table:table-cell office:value-type="string">
            <text:p>MintCoins</text:p>
          </table:table-cell>
          <table:table-cell table:style-name="ce1" table:formula="of:=[.A11]" office:value-type="string" office:string-value="MintCoins">
            <text:p>MintCoins</text:p>
          </table:table-cell>
          <table:table-cell office:value-type="string">
            <text:p>Mint Coins</text:p>
          </table:table-cell>
          <table:table-cell office:value-type="string">
            <text:p>Magician turns Gold into Gold</text:p>
          </table:table-cell>
          <table:table-cell table:style-name="ce1" table:formula="of:=[.A11]" office:value-type="string" office:string-value="MintCoins">
            <text:p>MintCoins</text:p>
          </table:table-cell>
          <table:table-cell table:number-columns-repeated="1019"/>
        </table:table-row>
        <table:table-row table:style-name="ro1">
          <table:table-cell office:value-type="string">
            <text:p>SmeltIron</text:p>
          </table:table-cell>
          <table:table-cell table:style-name="ce1" table:formula="of:=[.A12]" office:value-type="string" office:string-value="SmeltIron">
            <text:p>SmeltIron</text:p>
          </table:table-cell>
          <table:table-cell office:value-type="string">
            <text:p>Smelt Iron bars</text:p>
          </table:table-cell>
          <table:table-cell office:value-type="string">
            <text:p>Smelter melts iron into bars</text:p>
          </table:table-cell>
          <table:table-cell table:style-name="ce1" table:formula="of:=[.A12]" office:value-type="string" office:string-value="SmeltIron">
            <text:p>SmeltIro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mportances" table:style-name="ta1" table:print="false">
        <table:table-column table:style-name="co3" table:default-cell-style-name="ce4"/>
        <table:table-column table:style-name="co4" table:default-cell-style-name="Default"/>
        <table:table-column table:style-name="co5" table:default-cell-style-name="ce7"/>
        <table:table-column table:style-name="co6" table:default-cell-style-name="ce9"/>
        <table:table-column table:style-name="co5" table:default-cell-style-name="ce7"/>
        <table:table-column table:style-name="co6" table:default-cell-style-name="ce9"/>
        <table:table-column table:style-name="co5" table:default-cell-style-name="ce7"/>
        <table:table-column table:style-name="co6" table:default-cell-style-name="ce9"/>
        <table:table-column table:style-name="co5" table:default-cell-style-name="ce7"/>
        <table:table-column table:style-name="co6" table:default-cell-style-name="ce9"/>
        <table:table-column table:style-name="co5" table:default-cell-style-name="ce7"/>
        <table:table-column table:style-name="co6" table:default-cell-style-name="ce9"/>
        <table:table-column table:style-name="co5" table:default-cell-style-name="ce7"/>
        <table:table-column table:style-name="co6" table:default-cell-style-name="ce9"/>
        <table:table-column table:style-name="co5" table:default-cell-style-name="ce7"/>
        <table:table-column table:style-name="co6" table:default-cell-style-name="ce9"/>
        <table:table-column table:style-name="co5" table:default-cell-style-name="ce7"/>
        <table:table-column table:style-name="co6" table:default-cell-style-name="ce9"/>
        <table:table-column table:style-name="co5" table:default-cell-style-name="ce7"/>
        <table:table-column table:style-name="co6" table:default-cell-style-name="ce9"/>
        <table:table-column table:style-name="co5" table:default-cell-style-name="ce7"/>
        <table:table-column table:style-name="co6" table:default-cell-style-name="ce9"/>
        <table:table-column table:style-name="co3" table:number-columns-repeated="1002" table:default-cell-style-name="Default"/>
        <table:table-row table:style-name="ro3">
          <table:table-cell table:style-name="ce3" office:value-type="string">
            <text:p>Name</text:p>
          </table:table-cell>
          <table:table-cell table:style-name="ce3" office:value-type="string">
            <text:p>Importances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6" office:value-type="string">
            <text:p>StatName</text:p>
          </table:table-cell>
          <table:table-cell table:style-name="ce8" office:value-type="string">
            <text:p>StatImportance</text:p>
          </table:table-cell>
          <table:table-cell table:style-name="ce3" table:number-columns-repeated="1002"/>
        </table:table-row>
        <table:table-row table:style-name="ro4">
          <table:table-cell table:style-name="Default" office:value-type="string">
            <text:p>HarvestTree</text:p>
          </table:table-cell>
          <table:table-cell table:style-name="ce5" table:formula="of:=&quot;(&quot; &amp;IF(AND(NOT(ISBLANK([.C2]));NOT(ISBLANK([.D2]))); &quot;(StatName=&quot;&amp;[.C2]&amp;&quot;, StatImportance=&quot;&amp;[.D2]&amp;&quot;)&quot;  &amp;IF(AND(NOT(ISBLANK([.E2]));NOT(ISBLANK([.F2])));  &quot;,(StatName=&quot;&amp;[.E2]&amp;&quot;, StatImportance=&quot;&amp;[.F2]&amp;&quot;)&quot;   &amp;IF(AND(NOT(ISBLANK([.G2]));NOT(ISBLANK([.H2])));   &quot;,(StatName=&quot;&amp;[.G2]&amp;&quot;, StatImportance=&quot;&amp;[.H2]&amp;&quot;)&quot;    &amp;IF(AND(NOT(ISBLANK([.I2]));NOT(ISBLANK([.J2])));    &quot;,(StatName=&quot;&amp;[.I2]&amp;&quot;, StatImportance=&quot;&amp;[.J2]&amp;&quot;)&quot;     &amp;IF(AND(NOT(ISBLANK([.K2]));NOT(ISBLANK([.L2])));     &quot;,(StatName=&quot;&amp;[.K2]&amp;&quot;, StatImportance=&quot;&amp;[.L2]&amp;&quot;)&quot;      &amp;IF(AND(NOT(ISBLANK([.M2]));NOT(ISBLANK([.N2])));      &quot;,(StatName=&quot;&amp;[.M2]&amp;&quot;, StatImportance=&quot;&amp;[.N2]&amp;&quot;)&quot;       &amp;IF(AND(NOT(ISBLANK([.O2]));NOT(ISBLANK([.P2])));       &quot;,(StatName=&quot;&amp;[.O2]&amp;&quot;, StatImportance=&quot;&amp;[.P2]&amp;&quot;)&quot;        &amp;IF(AND(NOT(ISBLANK([.Q2]));NOT(ISBLANK([.R2])));        &quot;,(StatName=&quot;&amp;[.Q2]&amp;&quot;, StatImportance=&quot;&amp;[.R2]&amp;&quot;)&quot;         &amp;IF(AND(NOT(ISBLANK([.S2]));NOT(ISBLANK([.T2])));         &quot;,(StatName=&quot;&amp;[.S2]&amp;&quot;, StatImportance=&quot;&amp;[.T2]&amp;&quot;)&quot;          &amp;IF(AND(NOT(ISBLANK([.U2]));NOT(ISBLANK([.V2])));          &quot;,(StatName=&quot;&amp;[.U2]&amp;&quot;, StatImportance=&quot;&amp;[.V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80),(StatName=Wisdom, StatImportance=40),(StatName=PlantSkill, StatImportance=50))">
            <text:p>((StatName=Strength, StatImportance=100),(StatName=Constitution, StatImportance=80),(StatName=Wisdom, StatImportance=40),(StatName=Plant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table:style-name="Default" office:value-type="string">
            <text:p>Wisdom</text:p>
          </table:table-cell>
          <table:table-cell office:value-type="float" office:value="40">
            <text:p>40</text:p>
          </table:table-cell>
          <table:table-cell table:style-name="Default" office:value-type="string">
            <text:p>PlantSkill</text:p>
          </table:table-cell>
          <table:table-cell office:value-type="float" office:value="50">
            <text:p>50</text:p>
          </table:table-cell>
          <table:table-cell table:number-columns-repeated="12"/>
          <table:table-cell table:number-columns-repeated="1002"/>
        </table:table-row>
        <table:table-row table:style-name="ro4">
          <table:table-cell table:style-name="Default" office:value-type="string">
            <text:p>PolishLog</text:p>
          </table:table-cell>
          <table:table-cell table:style-name="ce5" table:formula="of:=&quot;(&quot; &amp;IF(AND(NOT(ISBLANK([.C3]));NOT(ISBLANK([.D3]))); &quot;(StatName=&quot;&amp;[.C3]&amp;&quot;, StatImportance=&quot;&amp;[.D3]&amp;&quot;)&quot;  &amp;IF(AND(NOT(ISBLANK([.E3]));NOT(ISBLANK([.F3])));  &quot;,(StatName=&quot;&amp;[.E3]&amp;&quot;, StatImportance=&quot;&amp;[.F3]&amp;&quot;)&quot;   &amp;IF(AND(NOT(ISBLANK([.G3]));NOT(ISBLANK([.H3])));   &quot;,(StatName=&quot;&amp;[.G3]&amp;&quot;, StatImportance=&quot;&amp;[.H3]&amp;&quot;)&quot;    &amp;IF(AND(NOT(ISBLANK([.I3]));NOT(ISBLANK([.J3])));    &quot;,(StatName=&quot;&amp;[.I3]&amp;&quot;, StatImportance=&quot;&amp;[.J3]&amp;&quot;)&quot;     &amp;IF(AND(NOT(ISBLANK([.K3]));NOT(ISBLANK([.L3])));     &quot;,(StatName=&quot;&amp;[.K3]&amp;&quot;, StatImportance=&quot;&amp;[.L3]&amp;&quot;)&quot;      &amp;IF(AND(NOT(ISBLANK([.M3]));NOT(ISBLANK([.N3])));      &quot;,(StatName=&quot;&amp;[.M3]&amp;&quot;, StatImportance=&quot;&amp;[.N3]&amp;&quot;)&quot;       &amp;IF(AND(NOT(ISBLANK([.O3]));NOT(ISBLANK([.P3])));       &quot;,(StatName=&quot;&amp;[.O3]&amp;&quot;, StatImportance=&quot;&amp;[.P3]&amp;&quot;)&quot;        &amp;IF(AND(NOT(ISBLANK([.Q3]));NOT(ISBLANK([.R3])));        &quot;,(StatName=&quot;&amp;[.Q3]&amp;&quot;, StatImportance=&quot;&amp;[.R3]&amp;&quot;)&quot;         &amp;IF(AND(NOT(ISBLANK([.S3]));NOT(ISBLANK([.T3])));         &quot;,(StatName=&quot;&amp;[.S3]&amp;&quot;, StatImportance=&quot;&amp;[.T3]&amp;&quot;)&quot;          &amp;IF(AND(NOT(ISBLANK([.U3]));NOT(ISBLANK([.V3])));          &quot;,(StatName=&quot;&amp;[.U3]&amp;&quot;, StatImportance=&quot;&amp;[.V3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,(StatName=PlantSkill, StatImportance=50))">
            <text:p>((StatName=Strength, StatImportance=70),(StatName=Dexterity, StatImportance=70),(StatName=Constitution, StatImportance=50),(StatName=PlantSkill, StatImportance=50))</text:p>
          </table:table-cell>
          <table:table-cell table:style-name="Default"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50">
            <text:p>50</text:p>
          </table:table-cell>
          <table:table-cell table:number-columns-repeated="12"/>
          <table:table-cell table:number-columns-repeated="1002"/>
        </table:table-row>
        <table:table-row table:style-name="ro4">
          <table:table-cell table:style-name="Default" office:value-type="string">
            <text:p>SawLog</text:p>
          </table:table-cell>
          <table:table-cell table:style-name="ce5" table:formula="of:=&quot;(&quot; &amp;IF(AND(NOT(ISBLANK([.C4]));NOT(ISBLANK([.D4]))); &quot;(StatName=&quot;&amp;[.C4]&amp;&quot;, StatImportance=&quot;&amp;[.D4]&amp;&quot;)&quot;  &amp;IF(AND(NOT(ISBLANK([.E4]));NOT(ISBLANK([.F4])));  &quot;,(StatName=&quot;&amp;[.E4]&amp;&quot;, StatImportance=&quot;&amp;[.F4]&amp;&quot;)&quot;   &amp;IF(AND(NOT(ISBLANK([.G4]));NOT(ISBLANK([.H4])));   &quot;,(StatName=&quot;&amp;[.G4]&amp;&quot;, StatImportance=&quot;&amp;[.H4]&amp;&quot;)&quot;    &amp;IF(AND(NOT(ISBLANK([.I4]));NOT(ISBLANK([.J4])));    &quot;,(StatName=&quot;&amp;[.I4]&amp;&quot;, StatImportance=&quot;&amp;[.J4]&amp;&quot;)&quot;     &amp;IF(AND(NOT(ISBLANK([.K4]));NOT(ISBLANK([.L4])));     &quot;,(StatName=&quot;&amp;[.K4]&amp;&quot;, StatImportance=&quot;&amp;[.L4]&amp;&quot;)&quot;      &amp;IF(AND(NOT(ISBLANK([.M4]));NOT(ISBLANK([.N4])));      &quot;,(StatName=&quot;&amp;[.M4]&amp;&quot;, StatImportance=&quot;&amp;[.N4]&amp;&quot;)&quot;       &amp;IF(AND(NOT(ISBLANK([.O4]));NOT(ISBLANK([.P4])));       &quot;,(StatName=&quot;&amp;[.O4]&amp;&quot;, StatImportance=&quot;&amp;[.P4]&amp;&quot;)&quot;        &amp;IF(AND(NOT(ISBLANK([.Q4]));NOT(ISBLANK([.R4])));        &quot;,(StatName=&quot;&amp;[.Q4]&amp;&quot;, StatImportance=&quot;&amp;[.R4]&amp;&quot;)&quot;         &amp;IF(AND(NOT(ISBLANK([.S4]));NOT(ISBLANK([.T4])));         &quot;,(StatName=&quot;&amp;[.S4]&amp;&quot;, StatImportance=&quot;&amp;[.T4]&amp;&quot;)&quot;          &amp;IF(AND(NOT(ISBLANK([.U4]));NOT(ISBLANK([.V4])));          &quot;,(StatName=&quot;&amp;[.U4]&amp;&quot;, StatImportance=&quot;&amp;[.V4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70),(StatName=Dexterity, StatImportance=70),(StatName=Constitution, StatImportance=50),(StatName=PlantSkill, StatImportance=25))">
            <text:p>((StatName=Strength, StatImportance=70),(StatName=Dexterity, StatImportance=70),(StatName=Constitution, StatImportance=50),(StatName=PlantSkill, StatImportance=25))</text:p>
          </table:table-cell>
          <table:table-cell table:style-name="Default" office:value-type="string">
            <text:p>Strength</text:p>
          </table:table-cell>
          <table:table-cell office:value-type="float" office:value="70">
            <text:p>70</text:p>
          </table:table-cell>
          <table:table-cell office:value-type="string">
            <text:p>Dexterity</text:p>
          </table:table-cell>
          <table:table-cell office:value-type="float" office:value="70">
            <text:p>70</text:p>
          </table:table-cell>
          <table:table-cell office:value-type="string">
            <text:p>Constitution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25">
            <text:p>25</text:p>
          </table:table-cell>
          <table:table-cell table:number-columns-repeated="12"/>
          <table:table-cell table:number-columns-repeated="1002"/>
        </table:table-row>
        <table:table-row table:style-name="ro4">
          <table:table-cell table:style-name="Default" office:value-type="string">
            <text:p>PlantTree</text:p>
          </table:table-cell>
          <table:table-cell table:style-name="ce5" table:formula="of:=&quot;(&quot; &amp;IF(AND(NOT(ISBLANK([.C5]));NOT(ISBLANK([.D5]))); &quot;(StatName=&quot;&amp;[.C5]&amp;&quot;, StatImportance=&quot;&amp;[.D5]&amp;&quot;)&quot;  &amp;IF(AND(NOT(ISBLANK([.E5]));NOT(ISBLANK([.F5])));  &quot;,(StatName=&quot;&amp;[.E5]&amp;&quot;, StatImportance=&quot;&amp;[.F5]&amp;&quot;)&quot;   &amp;IF(AND(NOT(ISBLANK([.G5]));NOT(ISBLANK([.H5])));   &quot;,(StatName=&quot;&amp;[.G5]&amp;&quot;, StatImportance=&quot;&amp;[.H5]&amp;&quot;)&quot;    &amp;IF(AND(NOT(ISBLANK([.I5]));NOT(ISBLANK([.J5])));    &quot;,(StatName=&quot;&amp;[.I5]&amp;&quot;, StatImportance=&quot;&amp;[.J5]&amp;&quot;)&quot;     &amp;IF(AND(NOT(ISBLANK([.K5]));NOT(ISBLANK([.L5])));     &quot;,(StatName=&quot;&amp;[.K5]&amp;&quot;, StatImportance=&quot;&amp;[.L5]&amp;&quot;)&quot;      &amp;IF(AND(NOT(ISBLANK([.M5]));NOT(ISBLANK([.N5])));      &quot;,(StatName=&quot;&amp;[.M5]&amp;&quot;, StatImportance=&quot;&amp;[.N5]&amp;&quot;)&quot;       &amp;IF(AND(NOT(ISBLANK([.O5]));NOT(ISBLANK([.P5])));       &quot;,(StatName=&quot;&amp;[.O5]&amp;&quot;, StatImportance=&quot;&amp;[.P5]&amp;&quot;)&quot;        &amp;IF(AND(NOT(ISBLANK([.Q5]));NOT(ISBLANK([.R5])));        &quot;,(StatName=&quot;&amp;[.Q5]&amp;&quot;, StatImportance=&quot;&amp;[.R5]&amp;&quot;)&quot;         &amp;IF(AND(NOT(ISBLANK([.S5]));NOT(ISBLANK([.T5])));         &quot;,(StatName=&quot;&amp;[.S5]&amp;&quot;, StatImportance=&quot;&amp;[.T5]&amp;&quot;)&quot;          &amp;IF(AND(NOT(ISBLANK([.U5]));NOT(ISBLANK([.V5])));          &quot;,(StatName=&quot;&amp;[.U5]&amp;&quot;, StatImportance=&quot;&amp;[.V5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100),(StatName=Intelligence, StatImportance=50),(StatName=Wisdom, StatImportance=50),(StatName=PlantSkill, StatImportance=100))">
            <text:p>((StatName=Dexterity, StatImportance=100),(StatName=Intelligence, StatImportance=50),(StatName=Wisdom, StatImportance=50),(StatName=Plant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Wisdom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4">
          <table:table-cell table:style-name="Default" office:value-type="string">
            <text:p>PlantWheat</text:p>
          </table:table-cell>
          <table:table-cell table:style-name="ce5" table:formula="of:=&quot;(&quot; &amp;IF(AND(NOT(ISBLANK([.C6]));NOT(ISBLANK([.D6]))); &quot;(StatName=&quot;&amp;[.C6]&amp;&quot;, StatImportance=&quot;&amp;[.D6]&amp;&quot;)&quot;  &amp;IF(AND(NOT(ISBLANK([.E6]));NOT(ISBLANK([.F6])));  &quot;,(StatName=&quot;&amp;[.E6]&amp;&quot;, StatImportance=&quot;&amp;[.F6]&amp;&quot;)&quot;   &amp;IF(AND(NOT(ISBLANK([.G6]));NOT(ISBLANK([.H6])));   &quot;,(StatName=&quot;&amp;[.G6]&amp;&quot;, StatImportance=&quot;&amp;[.H6]&amp;&quot;)&quot;    &amp;IF(AND(NOT(ISBLANK([.I6]));NOT(ISBLANK([.J6])));    &quot;,(StatName=&quot;&amp;[.I6]&amp;&quot;, StatImportance=&quot;&amp;[.J6]&amp;&quot;)&quot;     &amp;IF(AND(NOT(ISBLANK([.K6]));NOT(ISBLANK([.L6])));     &quot;,(StatName=&quot;&amp;[.K6]&amp;&quot;, StatImportance=&quot;&amp;[.L6]&amp;&quot;)&quot;      &amp;IF(AND(NOT(ISBLANK([.M6]));NOT(ISBLANK([.N6])));      &quot;,(StatName=&quot;&amp;[.M6]&amp;&quot;, StatImportance=&quot;&amp;[.N6]&amp;&quot;)&quot;       &amp;IF(AND(NOT(ISBLANK([.O6]));NOT(ISBLANK([.P6])));       &quot;,(StatName=&quot;&amp;[.O6]&amp;&quot;, StatImportance=&quot;&amp;[.P6]&amp;&quot;)&quot;        &amp;IF(AND(NOT(ISBLANK([.Q6]));NOT(ISBLANK([.R6])));        &quot;,(StatName=&quot;&amp;[.Q6]&amp;&quot;, StatImportance=&quot;&amp;[.R6]&amp;&quot;)&quot;         &amp;IF(AND(NOT(ISBLANK([.S6]));NOT(ISBLANK([.T6])));         &quot;,(StatName=&quot;&amp;[.S6]&amp;&quot;, StatImportance=&quot;&amp;[.T6]&amp;&quot;)&quot;          &amp;IF(AND(NOT(ISBLANK([.U6]));NOT(ISBLANK([.V6])));          &quot;,(StatName=&quot;&amp;[.U6]&amp;&quot;, StatImportance=&quot;&amp;[.V6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60),(StatName=Constitution, StatImportance=40),(StatName=Intelligence, StatImportance=50),(StatName=Wisdom, StatImportance=50),(StatName=PlantSkill, StatImportance=100))">
            <text:p>((StatName=Dexterity, StatImportance=60),(StatName=Constitution, StatImportance=40),(StatName=Intelligence, StatImportance=50),(StatName=Wisdom, StatImportance=50),(StatName=Plant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60">
            <text:p>60</text:p>
          </table:table-cell>
          <table:table-cell office:value-type="string">
            <text:p>Constitution</text:p>
          </table:table-cell>
          <table:table-cell office:value-type="float" office:value="40">
            <text:p>40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Wisdom</text:p>
          </table:table-cell>
          <table:table-cell office:value-type="float" office:value="50">
            <text:p>50</text:p>
          </table:table-cell>
          <table:table-cell table:style-name="Default" office:value-type="string">
            <text:p>PlantSkill</text:p>
          </table:table-cell>
          <table:table-cell office:value-type="float" office:value="100">
            <text:p>100</text:p>
          </table:table-cell>
          <table:table-cell table:number-columns-repeated="10"/>
          <table:table-cell table:number-columns-repeated="1002"/>
        </table:table-row>
        <table:table-row table:style-name="ro4">
          <table:table-cell table:style-name="Default" office:value-type="string">
            <text:p>HarvestWheat</text:p>
          </table:table-cell>
          <table:table-cell table:style-name="ce5" table:formula="of:=&quot;(&quot; &amp;IF(AND(NOT(ISBLANK([.C7]));NOT(ISBLANK([.D7]))); &quot;(StatName=&quot;&amp;[.C7]&amp;&quot;, StatImportance=&quot;&amp;[.D7]&amp;&quot;)&quot;  &amp;IF(AND(NOT(ISBLANK([.E7]));NOT(ISBLANK([.F7])));  &quot;,(StatName=&quot;&amp;[.E7]&amp;&quot;, StatImportance=&quot;&amp;[.F7]&amp;&quot;)&quot;   &amp;IF(AND(NOT(ISBLANK([.G7]));NOT(ISBLANK([.H7])));   &quot;,(StatName=&quot;&amp;[.G7]&amp;&quot;, StatImportance=&quot;&amp;[.H7]&amp;&quot;)&quot;    &amp;IF(AND(NOT(ISBLANK([.I7]));NOT(ISBLANK([.J7])));    &quot;,(StatName=&quot;&amp;[.I7]&amp;&quot;, StatImportance=&quot;&amp;[.J7]&amp;&quot;)&quot;     &amp;IF(AND(NOT(ISBLANK([.K7]));NOT(ISBLANK([.L7])));     &quot;,(StatName=&quot;&amp;[.K7]&amp;&quot;, StatImportance=&quot;&amp;[.L7]&amp;&quot;)&quot;      &amp;IF(AND(NOT(ISBLANK([.M7]));NOT(ISBLANK([.N7])));      &quot;,(StatName=&quot;&amp;[.M7]&amp;&quot;, StatImportance=&quot;&amp;[.N7]&amp;&quot;)&quot;       &amp;IF(AND(NOT(ISBLANK([.O7]));NOT(ISBLANK([.P7])));       &quot;,(StatName=&quot;&amp;[.O7]&amp;&quot;, StatImportance=&quot;&amp;[.P7]&amp;&quot;)&quot;        &amp;IF(AND(NOT(ISBLANK([.Q7]));NOT(ISBLANK([.R7])));        &quot;,(StatName=&quot;&amp;[.Q7]&amp;&quot;, StatImportance=&quot;&amp;[.R7]&amp;&quot;)&quot;         &amp;IF(AND(NOT(ISBLANK([.S7]));NOT(ISBLANK([.T7])));         &quot;,(StatName=&quot;&amp;[.S7]&amp;&quot;, StatImportance=&quot;&amp;[.T7]&amp;&quot;)&quot;          &amp;IF(AND(NOT(ISBLANK([.U7]));NOT(ISBLANK([.V7])));          &quot;,(StatName=&quot;&amp;[.U7]&amp;&quot;, StatImportance=&quot;&amp;[.V7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40),(StatName=PlantSkill, StatImportance=75))">
            <text:p>((StatName=Dexterity, StatImportance=80),(StatName=Constitution, StatImportance=40),(StatName=PlantSkill, StatImportance=75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40">
            <text:p>40</text:p>
          </table:table-cell>
          <table:table-cell table:style-name="Default" office:value-type="string">
            <text:p>PlantSkill</text:p>
          </table:table-cell>
          <table:table-cell office:value-type="float" office:value="75">
            <text:p>75</text:p>
          </table:table-cell>
          <table:table-cell table:number-columns-repeated="14"/>
          <table:table-cell table:number-columns-repeated="1002"/>
        </table:table-row>
        <table:table-row table:style-name="ro4">
          <table:table-cell table:style-name="Default" office:value-type="string">
            <text:p>PolishWheat</text:p>
          </table:table-cell>
          <table:table-cell table:style-name="ce5" table:formula="of:=&quot;(&quot; &amp;IF(AND(NOT(ISBLANK([.C8]));NOT(ISBLANK([.D8]))); &quot;(StatName=&quot;&amp;[.C8]&amp;&quot;, StatImportance=&quot;&amp;[.D8]&amp;&quot;)&quot;  &amp;IF(AND(NOT(ISBLANK([.E8]));NOT(ISBLANK([.F8])));  &quot;,(StatName=&quot;&amp;[.E8]&amp;&quot;, StatImportance=&quot;&amp;[.F8]&amp;&quot;)&quot;   &amp;IF(AND(NOT(ISBLANK([.G8]));NOT(ISBLANK([.H8])));   &quot;,(StatName=&quot;&amp;[.G8]&amp;&quot;, StatImportance=&quot;&amp;[.H8]&amp;&quot;)&quot;    &amp;IF(AND(NOT(ISBLANK([.I8]));NOT(ISBLANK([.J8])));    &quot;,(StatName=&quot;&amp;[.I8]&amp;&quot;, StatImportance=&quot;&amp;[.J8]&amp;&quot;)&quot;     &amp;IF(AND(NOT(ISBLANK([.K8]));NOT(ISBLANK([.L8])));     &quot;,(StatName=&quot;&amp;[.K8]&amp;&quot;, StatImportance=&quot;&amp;[.L8]&amp;&quot;)&quot;      &amp;IF(AND(NOT(ISBLANK([.M8]));NOT(ISBLANK([.N8])));      &quot;,(StatName=&quot;&amp;[.M8]&amp;&quot;, StatImportance=&quot;&amp;[.N8]&amp;&quot;)&quot;       &amp;IF(AND(NOT(ISBLANK([.O8]));NOT(ISBLANK([.P8])));       &quot;,(StatName=&quot;&amp;[.O8]&amp;&quot;, StatImportance=&quot;&amp;[.P8]&amp;&quot;)&quot;        &amp;IF(AND(NOT(ISBLANK([.Q8]));NOT(ISBLANK([.R8])));        &quot;,(StatName=&quot;&amp;[.Q8]&amp;&quot;, StatImportance=&quot;&amp;[.R8]&amp;&quot;)&quot;         &amp;IF(AND(NOT(ISBLANK([.S8]));NOT(ISBLANK([.T8])));         &quot;,(StatName=&quot;&amp;[.S8]&amp;&quot;, StatImportance=&quot;&amp;[.T8]&amp;&quot;)&quot;          &amp;IF(AND(NOT(ISBLANK([.U8]));NOT(ISBLANK([.V8])));          &quot;,(StatName=&quot;&amp;[.U8]&amp;&quot;, StatImportance=&quot;&amp;[.V8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80),(StatName=Dexterity, StatImportance=30),(StatName=Constitution, StatImportance=80))">
            <text:p>((StatName=Strength, StatImportance=80),(StatName=Dexterity, StatImportance=30),(StatName=Constitution, StatImportance=80))</text:p>
          </table:table-cell>
          <table:table-cell table:style-name="Default" office:value-type="string">
            <text:p>Strength</text:p>
          </table:table-cell>
          <table:table-cell office:value-type="float" office:value="80">
            <text:p>80</text:p>
          </table:table-cell>
          <table:table-cell office:value-type="string">
            <text:p>Dexterity</text:p>
          </table:table-cell>
          <table:table-cell office:value-type="float" office:value="30">
            <text:p>30</text:p>
          </table:table-cell>
          <table:table-cell office:value-type="string">
            <text:p>Constitution</text:p>
          </table:table-cell>
          <table:table-cell office:value-type="float" office:value="80">
            <text:p>80</text:p>
          </table:table-cell>
          <table:table-cell table:number-columns-repeated="14"/>
          <table:table-cell table:number-columns-repeated="1002"/>
        </table:table-row>
        <table:table-row table:style-name="ro4">
          <table:table-cell table:style-name="Default" office:value-type="string">
            <text:p>HarvestStone</text:p>
          </table:table-cell>
          <table:table-cell table:style-name="ce5" table:formula="of:=&quot;(&quot; &amp;IF(AND(NOT(ISBLANK([.C9]));NOT(ISBLANK([.D9]))); &quot;(StatName=&quot;&amp;[.C9]&amp;&quot;, StatImportance=&quot;&amp;[.D9]&amp;&quot;)&quot;  &amp;IF(AND(NOT(ISBLANK([.E9]));NOT(ISBLANK([.F9])));  &quot;,(StatName=&quot;&amp;[.E9]&amp;&quot;, StatImportance=&quot;&amp;[.F9]&amp;&quot;)&quot;   &amp;IF(AND(NOT(ISBLANK([.G9]));NOT(ISBLANK([.H9])));   &quot;,(StatName=&quot;&amp;[.G9]&amp;&quot;, StatImportance=&quot;&amp;[.H9]&amp;&quot;)&quot;    &amp;IF(AND(NOT(ISBLANK([.I9]));NOT(ISBLANK([.J9])));    &quot;,(StatName=&quot;&amp;[.I9]&amp;&quot;, StatImportance=&quot;&amp;[.J9]&amp;&quot;)&quot;     &amp;IF(AND(NOT(ISBLANK([.K9]));NOT(ISBLANK([.L9])));     &quot;,(StatName=&quot;&amp;[.K9]&amp;&quot;, StatImportance=&quot;&amp;[.L9]&amp;&quot;)&quot;      &amp;IF(AND(NOT(ISBLANK([.M9]));NOT(ISBLANK([.N9])));      &quot;,(StatName=&quot;&amp;[.M9]&amp;&quot;, StatImportance=&quot;&amp;[.N9]&amp;&quot;)&quot;       &amp;IF(AND(NOT(ISBLANK([.O9]));NOT(ISBLANK([.P9])));       &quot;,(StatName=&quot;&amp;[.O9]&amp;&quot;, StatImportance=&quot;&amp;[.P9]&amp;&quot;)&quot;        &amp;IF(AND(NOT(ISBLANK([.Q9]));NOT(ISBLANK([.R9])));        &quot;,(StatName=&quot;&amp;[.Q9]&amp;&quot;, StatImportance=&quot;&amp;[.R9]&amp;&quot;)&quot;         &amp;IF(AND(NOT(ISBLANK([.S9]));NOT(ISBLANK([.T9])));         &quot;,(StatName=&quot;&amp;[.S9]&amp;&quot;, StatImportance=&quot;&amp;[.T9]&amp;&quot;)&quot;          &amp;IF(AND(NOT(ISBLANK([.U9]));NOT(ISBLANK([.V9])));          &quot;,(StatName=&quot;&amp;[.U9]&amp;&quot;, StatImportance=&quot;&amp;[.V9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100),(StatName=Constitution, StatImportance=90),(StatName=StoneSkill, StatImportance=80))">
            <text:p>((StatName=Strength, StatImportance=100),(StatName=Constitution, StatImportance=90),(StatName=StoneSkill, StatImportance=80))</text:p>
          </table:table-cell>
          <table:table-cell table:style-name="Default" office:value-type="string">
            <text:p>Strength</text:p>
          </table:table-cell>
          <table:table-cell office:value-type="float" office:value="100">
            <text:p>100</text:p>
          </table:table-cell>
          <table:table-cell office:value-type="string">
            <text:p>Constitution</text:p>
          </table:table-cell>
          <table:table-cell office:value-type="float" office:value="90">
            <text:p>90</text:p>
          </table:table-cell>
          <table:table-cell table:style-name="Default" office:value-type="string">
            <text:p>StoneSkill</text:p>
          </table:table-cell>
          <table:table-cell office:value-type="float" office:value="80">
            <text:p>80</text:p>
          </table:table-cell>
          <table:table-cell table:number-columns-repeated="14"/>
          <table:table-cell table:number-columns-repeated="1002"/>
        </table:table-row>
        <table:table-row table:style-name="ro4">
          <table:table-cell table:style-name="Default" office:value-type="string">
            <text:p>PolishStone</text:p>
          </table:table-cell>
          <table:table-cell table:style-name="ce5" table:formula="of:=&quot;(&quot; &amp;IF(AND(NOT(ISBLANK([.C10]));NOT(ISBLANK([.D10]))); &quot;(StatName=&quot;&amp;[.C10]&amp;&quot;, StatImportance=&quot;&amp;[.D10]&amp;&quot;)&quot;  &amp;IF(AND(NOT(ISBLANK([.E10]));NOT(ISBLANK([.F10])));  &quot;,(StatName=&quot;&amp;[.E10]&amp;&quot;, StatImportance=&quot;&amp;[.F10]&amp;&quot;)&quot;   &amp;IF(AND(NOT(ISBLANK([.G10]));NOT(ISBLANK([.H10])));   &quot;,(StatName=&quot;&amp;[.G10]&amp;&quot;, StatImportance=&quot;&amp;[.H10]&amp;&quot;)&quot;    &amp;IF(AND(NOT(ISBLANK([.I10]));NOT(ISBLANK([.J10])));    &quot;,(StatName=&quot;&amp;[.I10]&amp;&quot;, StatImportance=&quot;&amp;[.J10]&amp;&quot;)&quot;     &amp;IF(AND(NOT(ISBLANK([.K10]));NOT(ISBLANK([.L10])));     &quot;,(StatName=&quot;&amp;[.K10]&amp;&quot;, StatImportance=&quot;&amp;[.L10]&amp;&quot;)&quot;      &amp;IF(AND(NOT(ISBLANK([.M10]));NOT(ISBLANK([.N10])));      &quot;,(StatName=&quot;&amp;[.M10]&amp;&quot;, StatImportance=&quot;&amp;[.N10]&amp;&quot;)&quot;       &amp;IF(AND(NOT(ISBLANK([.O10]));NOT(ISBLANK([.P10])));       &quot;,(StatName=&quot;&amp;[.O10]&amp;&quot;, StatImportance=&quot;&amp;[.P10]&amp;&quot;)&quot;        &amp;IF(AND(NOT(ISBLANK([.Q10]));NOT(ISBLANK([.R10])));        &quot;,(StatName=&quot;&amp;[.Q10]&amp;&quot;, StatImportance=&quot;&amp;[.R10]&amp;&quot;)&quot;         &amp;IF(AND(NOT(ISBLANK([.S10]));NOT(ISBLANK([.T10])));         &quot;,(StatName=&quot;&amp;[.S10]&amp;&quot;, StatImportance=&quot;&amp;[.T10]&amp;&quot;)&quot;          &amp;IF(AND(NOT(ISBLANK([.U10]));NOT(ISBLANK([.V10])));          &quot;,(StatName=&quot;&amp;[.U10]&amp;&quot;, StatImportance=&quot;&amp;[.V10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Strength, StatImportance=50),(StatName=Dexterity, StatImportance=75),(StatName=Intelligence, StatImportance=50),(StatName=StoneSkill, StatImportance=100))">
            <text:p>((StatName=Strength, StatImportance=50),(StatName=Dexterity, StatImportance=75),(StatName=Intelligence, StatImportance=50),(StatName=StoneSkill, StatImportance=100))</text:p>
          </table:table-cell>
          <table:table-cell table:style-name="Default" office:value-type="string">
            <text:p>Strength</text:p>
          </table:table-cell>
          <table:table-cell office:value-type="float" office:value="50">
            <text:p>50</text:p>
          </table:table-cell>
          <table:table-cell office:value-type="string">
            <text:p>Dexterity</text:p>
          </table:table-cell>
          <table:table-cell office:value-type="float" office:value="75">
            <text:p>75</text:p>
          </table:table-cell>
          <table:table-cell table:style-name="Default" office:value-type="string">
            <text:p>Intelligence</text:p>
          </table:table-cell>
          <table:table-cell office:value-type="float" office:value="50">
            <text:p>50</text:p>
          </table:table-cell>
          <table:table-cell table:style-name="Default" office:value-type="string">
            <text:p>Stone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4">
          <table:table-cell table:style-name="Default" office:value-type="string">
            <text:p>MintCoins</text:p>
          </table:table-cell>
          <table:table-cell table:style-name="ce5" table:formula="of:=&quot;(&quot; &amp;IF(AND(NOT(ISBLANK([.C11]));NOT(ISBLANK([.D11]))); &quot;(StatName=&quot;&amp;[.C11]&amp;&quot;, StatImportance=&quot;&amp;[.D11]&amp;&quot;)&quot;  &amp;IF(AND(NOT(ISBLANK([.E11]));NOT(ISBLANK([.F11])));  &quot;,(StatName=&quot;&amp;[.E11]&amp;&quot;, StatImportance=&quot;&amp;[.F11]&amp;&quot;)&quot;   &amp;IF(AND(NOT(ISBLANK([.G11]));NOT(ISBLANK([.H11])));   &quot;,(StatName=&quot;&amp;[.G11]&amp;&quot;, StatImportance=&quot;&amp;[.H11]&amp;&quot;)&quot;    &amp;IF(AND(NOT(ISBLANK([.I11]));NOT(ISBLANK([.J11])));    &quot;,(StatName=&quot;&amp;[.I11]&amp;&quot;, StatImportance=&quot;&amp;[.J11]&amp;&quot;)&quot;     &amp;IF(AND(NOT(ISBLANK([.K11]));NOT(ISBLANK([.L11])));     &quot;,(StatName=&quot;&amp;[.K11]&amp;&quot;, StatImportance=&quot;&amp;[.L11]&amp;&quot;)&quot;      &amp;IF(AND(NOT(ISBLANK([.M11]));NOT(ISBLANK([.N11])));      &quot;,(StatName=&quot;&amp;[.M11]&amp;&quot;, StatImportance=&quot;&amp;[.N11]&amp;&quot;)&quot;       &amp;IF(AND(NOT(ISBLANK([.O11]));NOT(ISBLANK([.P11])));       &quot;,(StatName=&quot;&amp;[.O11]&amp;&quot;, StatImportance=&quot;&amp;[.P11]&amp;&quot;)&quot;        &amp;IF(AND(NOT(ISBLANK([.Q11]));NOT(ISBLANK([.R11])));        &quot;,(StatName=&quot;&amp;[.Q11]&amp;&quot;, StatImportance=&quot;&amp;[.R11]&amp;&quot;)&quot;         &amp;IF(AND(NOT(ISBLANK([.S11]));NOT(ISBLANK([.T11])));         &quot;,(StatName=&quot;&amp;[.S11]&amp;&quot;, StatImportance=&quot;&amp;[.T11]&amp;&quot;)&quot;          &amp;IF(AND(NOT(ISBLANK([.U11]));NOT(ISBLANK([.V11])));          &quot;,(StatName=&quot;&amp;[.U11]&amp;&quot;, StatImportance=&quot;&amp;[.V11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60),(StatName=Intelligence, StatImportance=100),(StatName=MetalSkill, StatImportance=100))">
            <text:p>((StatName=Dexterity, StatImportance=80),(StatName=Constitution, StatImportance=60),(StatName=Intelligence, StatImportance=100),(StatName=Metal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100">
            <text:p>100</text:p>
          </table:table-cell>
          <table:table-cell table:style-name="Default" office:value-type="string">
            <text:p>Metal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4">
          <table:table-cell table:style-name="Default" office:value-type="string">
            <text:p>SmeltIron</text:p>
          </table:table-cell>
          <table:table-cell table:style-name="ce5" table:formula="of:=&quot;(&quot; &amp;IF(AND(NOT(ISBLANK([.C12]));NOT(ISBLANK([.D12]))); &quot;(StatName=&quot;&amp;[.C12]&amp;&quot;, StatImportance=&quot;&amp;[.D12]&amp;&quot;)&quot;  &amp;IF(AND(NOT(ISBLANK([.E12]));NOT(ISBLANK([.F12])));  &quot;,(StatName=&quot;&amp;[.E12]&amp;&quot;, StatImportance=&quot;&amp;[.F12]&amp;&quot;)&quot;   &amp;IF(AND(NOT(ISBLANK([.G12]));NOT(ISBLANK([.H12])));   &quot;,(StatName=&quot;&amp;[.G12]&amp;&quot;, StatImportance=&quot;&amp;[.H12]&amp;&quot;)&quot;    &amp;IF(AND(NOT(ISBLANK([.I12]));NOT(ISBLANK([.J12])));    &quot;,(StatName=&quot;&amp;[.I12]&amp;&quot;, StatImportance=&quot;&amp;[.J12]&amp;&quot;)&quot;     &amp;IF(AND(NOT(ISBLANK([.K12]));NOT(ISBLANK([.L12])));     &quot;,(StatName=&quot;&amp;[.K12]&amp;&quot;, StatImportance=&quot;&amp;[.L12]&amp;&quot;)&quot;      &amp;IF(AND(NOT(ISBLANK([.M12]));NOT(ISBLANK([.N12])));      &quot;,(StatName=&quot;&amp;[.M12]&amp;&quot;, StatImportance=&quot;&amp;[.N12]&amp;&quot;)&quot;       &amp;IF(AND(NOT(ISBLANK([.O12]));NOT(ISBLANK([.P12])));       &quot;,(StatName=&quot;&amp;[.O12]&amp;&quot;, StatImportance=&quot;&amp;[.P12]&amp;&quot;)&quot;        &amp;IF(AND(NOT(ISBLANK([.Q12]));NOT(ISBLANK([.R12])));        &quot;,(StatName=&quot;&amp;[.Q12]&amp;&quot;, StatImportance=&quot;&amp;[.R12]&amp;&quot;)&quot;         &amp;IF(AND(NOT(ISBLANK([.S12]));NOT(ISBLANK([.T12])));         &quot;,(StatName=&quot;&amp;[.S12]&amp;&quot;, StatImportance=&quot;&amp;[.T12]&amp;&quot;)&quot;          &amp;IF(AND(NOT(ISBLANK([.U12]));NOT(ISBLANK([.V12])));          &quot;,(StatName=&quot;&amp;[.U12]&amp;&quot;, StatImportance=&quot;&amp;[.V12]&amp;&quot;)&quot;;          &quot;&quot;);         &quot;&quot;);        &quot;&quot;);       &quot;&quot;);      &quot;&quot;);     &quot;&quot;);    &quot;&quot;);   &quot;&quot;);  &quot;&quot;); &quot;&quot;) &amp;&quot;)&quot;" office:value-type="string" office:string-value="((StatName=Dexterity, StatImportance=80),(StatName=Constitution, StatImportance=60),(StatName=Intelligence, StatImportance=80),(StatName=MetalSkill, StatImportance=100))">
            <text:p>((StatName=Dexterity, StatImportance=80),(StatName=Constitution, StatImportance=60),(StatName=Intelligence, StatImportance=80),(StatName=MetalSkill, StatImportance=100))</text:p>
          </table:table-cell>
          <table:table-cell table:style-name="Default" office:value-type="string">
            <text:p>Dexterity</text:p>
          </table:table-cell>
          <table:table-cell office:value-type="float" office:value="80">
            <text:p>80</text:p>
          </table:table-cell>
          <table:table-cell office:value-type="string">
            <text:p>Constitution</text:p>
          </table:table-cell>
          <table:table-cell office:value-type="float" office:value="60">
            <text:p>60</text:p>
          </table:table-cell>
          <table:table-cell table:style-name="Default" office:value-type="string">
            <text:p>Intelligence</text:p>
          </table:table-cell>
          <table:table-cell office:value-type="float" office:value="80">
            <text:p>80</text:p>
          </table:table-cell>
          <table:table-cell table:style-name="Default" office:value-type="string">
            <text:p>MetalSkill</text:p>
          </table:table-cell>
          <table:table-cell office:value-type="float" office:value="100">
            <text:p>100</text:p>
          </table:table-cell>
          <table:table-cell table:number-columns-repeated="12"/>
          <table:table-cell table:number-columns-repeated="1002"/>
        </table:table-row>
        <table:table-row table:style-name="ro3" table:number-rows-repeated="12">
          <table:table-cell table:style-name="Default"/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4.11.2018</text:date>, <text:time>10:1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34M2S</meta:editing-duration>
    <meta:editing-cycles>88</meta:editing-cycles>
    <meta:generator>OpenOffice/4.1.3$Win32 OpenOffice.org_project/413m1$Build-9783</meta:generator>
    <dc:date>2018-11-14T10:17:10.13</dc:date>
    <dc:creator>Felix </dc:creator>
    <meta:document-statistic meta:table-count="3" meta:cell-count="447" meta:object-count="0"/>
    <meta:user-defined meta:name="Info 1"/>
    <meta:user-defined meta:name="Info 2"/>
    <meta:user-defined meta:name="Info 3"/>
    <meta:user-defined meta:name="Info 4"/>
  </office:meta>
</office:document-meta>
</file>